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Rho</text:p>
          </table:table-cell>
          <table:table-cell office:value-type="float" office:value="0.018">
            <text:p>0,01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metri</text:p>
          </table:table-cell>
          <table:table-cell table:number-columns-repeated="9"/>
          <table:table-cell>
            <draw:frame table:end-cell-address="Foglio1.T22" table:end-x="0.222cm" table:end-y="0.255cm" draw:z-index="0" draw:style-name="gr1" draw:text-style-name="P1" svg:width="15.974cm" svg:height="9.006cm" svg:x="0.055cm" svg:y="0.32cm">
              <draw:object draw:notify-on-update-of-ranges="Foglio1.A8:Foglio1.A8 Foglio1.A9:Foglio1.A15 Foglio1.G8:Foglio1.G8 Foglio1.G9:Foglio1.G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ohm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Tensione</text:p>
          </table:table-cell>
          <table:table-cell office:value-type="float" office:value="230">
            <text:p>23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S</text:p>
          </table:table-cell>
          <table:table-cell table:style-name="ce1" office:value-type="string">
            <text:p>Rc</text:p>
          </table:table-cell>
          <table:table-cell table:style-name="ce1" office:value-type="string">
            <text:p>Rtot</text:p>
          </table:table-cell>
          <table:table-cell table:style-name="ce1" office:value-type="string">
            <text:p>I</text:p>
          </table:table-cell>
          <table:table-cell table:style-name="ce1" office:value-type="string">
            <text:p>V2</text:p>
          </table:table-cell>
          <table:table-cell table:style-name="ce1" office:value-type="string">
            <text:p>Delta V</text:p>
          </table:table-cell>
          <table:table-cell table:style-name="ce1" office:value-type="string">
            <text:p>Delta V%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P2</text:p>
          </table:table-cell>
          <table:table-cell table:style-name="ce1" office:value-type="string">
            <text:p>Eta</text:p>
          </table:table-cell>
          <table:table-cell table:style-name="ce1" table:number-columns-repeated="1014"/>
        </table:table-row>
        <table:table-row table:style-name="ro1">
          <table:table-cell office:value-type="float" office:value="0.5">
            <text:p>0,5</text:p>
          </table:table-cell>
          <table:table-cell table:formula="of:=[.$B$1]*([.$B$2]/[.A9])" office:value-type="float" office:value="1.08">
            <text:p>1,08</text:p>
          </table:table-cell>
          <table:table-cell table:formula="of:=(2*[.B9])+[.$B$3]" office:value-type="float" office:value="12.16">
            <text:p>12,16</text:p>
          </table:table-cell>
          <table:table-cell table:formula="of:=[.$B$4]/[.C9]" office:value-type="float" office:value="18.9144736842105">
            <text:p>18,9144736842</text:p>
          </table:table-cell>
          <table:table-cell table:formula="of:=-(2*[.B9]*[.D9])+[.$B$4]" office:value-type="float" office:value="189.144736842105">
            <text:p>189,1447368421</text:p>
          </table:table-cell>
          <table:table-cell table:formula="of:=[.$B$4]-[.E9]" office:value-type="float" office:value="40.8552631578947">
            <text:p>40,8552631579</text:p>
          </table:table-cell>
          <table:table-cell table:formula="of:=[.F9]/[.$B$4]" office:value-type="float" office:value="0.177631578947368">
            <text:p>0,1776315789</text:p>
          </table:table-cell>
          <table:table-cell table:formula="of:=[.D9]*[.$B$4]" office:value-type="float" office:value="4350.32894736842">
            <text:p>4350,3289473684</text:p>
          </table:table-cell>
          <table:table-cell table:formula="of:=[.E9]*[.D9]" office:value-type="float" office:value="3577.57314750693">
            <text:p>3577,5731475069</text:p>
          </table:table-cell>
          <table:table-cell table:formula="of:=[.I9]/[.H9]" office:value-type="float" office:value="0.822368421052632">
            <text:p>0,8223684211</text:p>
          </table:table-cell>
          <table:table-cell table:number-columns-repeated="1014"/>
        </table:table-row>
        <table:table-row table:style-name="ro1">
          <table:table-cell office:value-type="float" office:value="1.5">
            <text:p>1,5</text:p>
          </table:table-cell>
          <table:table-cell table:formula="of:=[.$B$1]*([.$B$2]/[.A10])" office:value-type="float" office:value="0.36">
            <text:p>0,36</text:p>
          </table:table-cell>
          <table:table-cell table:formula="of:=(2*[.B10])+[.$B$3]" office:value-type="float" office:value="10.72">
            <text:p>10,72</text:p>
          </table:table-cell>
          <table:table-cell table:formula="of:=[.$B$4]/[.C10]" office:value-type="float" office:value="21.455223880597">
            <text:p>21,4552238806</text:p>
          </table:table-cell>
          <table:table-cell table:formula="of:=-(2*[.B10]*[.D10])+[.$B$4]" office:value-type="float" office:value="214.55223880597">
            <text:p>214,552238806</text:p>
          </table:table-cell>
          <table:table-cell table:formula="of:=[.$B$4]-[.E10]" office:value-type="float" office:value="15.4477611940299">
            <text:p>15,447761194</text:p>
          </table:table-cell>
          <table:table-cell table:formula="of:=[.F10]/[.$B$4]" office:value-type="float" office:value="0.0671641791044776">
            <text:p>0,0671641791</text:p>
          </table:table-cell>
          <table:table-cell table:formula="of:=[.D10]*[.$B$4]" office:value-type="float" office:value="4934.70149253731">
            <text:p>4934,7014925373</text:p>
          </table:table-cell>
          <table:table-cell table:formula="of:=[.E10]*[.D10]" office:value-type="float" office:value="4603.2663176654">
            <text:p>4603,2663176654</text:p>
          </table:table-cell>
          <table:table-cell table:formula="of:=[.I10]/[.H10]" office:value-type="float" office:value="0.932835820895522">
            <text:p>0,9328358209</text:p>
          </table:table-cell>
          <table:table-cell table:number-columns-repeated="1014"/>
        </table:table-row>
        <table:table-row table:style-name="ro1">
          <table:table-cell office:value-type="float" office:value="2.5">
            <text:p>2,5</text:p>
          </table:table-cell>
          <table:table-cell table:formula="of:=[.$B$1]*([.$B$2]/[.A11])" office:value-type="float" office:value="0.216">
            <text:p>0,216</text:p>
          </table:table-cell>
          <table:table-cell table:formula="of:=(2*[.B11])+[.$B$3]" office:value-type="float" office:value="10.432">
            <text:p>10,432</text:p>
          </table:table-cell>
          <table:table-cell table:formula="of:=[.$B$4]/[.C11]" office:value-type="float" office:value="22.0475460122699">
            <text:p>22,0475460123</text:p>
          </table:table-cell>
          <table:table-cell table:formula="of:=-(2*[.B11]*[.D11])+[.$B$4]" office:value-type="float" office:value="220.475460122699">
            <text:p>220,4754601227</text:p>
          </table:table-cell>
          <table:table-cell table:formula="of:=[.$B$4]-[.E11]" office:value-type="float" office:value="9.52453987730061">
            <text:p>9,5245398773</text:p>
          </table:table-cell>
          <table:table-cell table:formula="of:=[.F11]/[.$B$4]" office:value-type="float" office:value="0.0414110429447853">
            <text:p>0,0414110429</text:p>
          </table:table-cell>
          <table:table-cell table:formula="of:=[.D11]*[.$B$4]" office:value-type="float" office:value="5070.93558282209">
            <text:p>5070,9355828221</text:p>
          </table:table-cell>
          <table:table-cell table:formula="of:=[.E11]*[.D11]" office:value-type="float" office:value="4860.9428516316">
            <text:p>4860,9428516316</text:p>
          </table:table-cell>
          <table:table-cell table:formula="of:=[.I11]/[.H11]" office:value-type="float" office:value="0.958588957055215">
            <text:p>0,958588957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formula="of:=[.$B$1]*([.$B$2]/[.A12])" office:value-type="float" office:value="0.135">
            <text:p>0,135</text:p>
          </table:table-cell>
          <table:table-cell table:formula="of:=(2*[.B12])+[.$B$3]" office:value-type="float" office:value="10.27">
            <text:p>10,27</text:p>
          </table:table-cell>
          <table:table-cell table:formula="of:=[.$B$4]/[.C12]" office:value-type="float" office:value="22.3953261927945">
            <text:p>22,3953261928</text:p>
          </table:table-cell>
          <table:table-cell table:formula="of:=-(2*[.B12]*[.D12])+[.$B$4]" office:value-type="float" office:value="223.953261927945">
            <text:p>223,9532619279</text:p>
          </table:table-cell>
          <table:table-cell table:formula="of:=[.$B$4]-[.E12]" office:value-type="float" office:value="6.04673807205452">
            <text:p>6,0467380721</text:p>
          </table:table-cell>
          <table:table-cell table:formula="of:=[.F12]/[.$B$4]" office:value-type="float" office:value="0.0262901655306718">
            <text:p>0,0262901655</text:p>
          </table:table-cell>
          <table:table-cell table:formula="of:=[.D12]*[.$B$4]" office:value-type="float" office:value="5150.92502434275">
            <text:p>5150,9250243428</text:p>
          </table:table-cell>
          <table:table-cell table:formula="of:=[.E12]*[.D12]" office:value-type="float" office:value="5015.5063528167">
            <text:p>5015,5063528167</text:p>
          </table:table-cell>
          <table:table-cell table:formula="of:=[.I12]/[.H12]" office:value-type="float" office:value="0.973709834469328">
            <text:p>0,9737098345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formula="of:=[.$B$1]*([.$B$2]/[.A13])" office:value-type="float" office:value="0.054">
            <text:p>0,054</text:p>
          </table:table-cell>
          <table:table-cell table:formula="of:=(2*[.B13])+[.$B$3]" office:value-type="float" office:value="10.108">
            <text:p>10,108</text:p>
          </table:table-cell>
          <table:table-cell table:formula="of:=[.$B$4]/[.C13]" office:value-type="float" office:value="22.7542540561931">
            <text:p>22,7542540562</text:p>
          </table:table-cell>
          <table:table-cell table:formula="of:=-(2*[.B13]*[.D13])+[.$B$4]" office:value-type="float" office:value="227.542540561931">
            <text:p>227,5425405619</text:p>
          </table:table-cell>
          <table:table-cell table:formula="of:=[.$B$4]-[.E13]" office:value-type="float" office:value="2.45745943806887">
            <text:p>2,4574594381</text:p>
          </table:table-cell>
          <table:table-cell table:formula="of:=[.F13]/[.$B$4]" office:value-type="float" office:value="0.0106846062524733">
            <text:p>0,0106846063</text:p>
          </table:table-cell>
          <table:table-cell table:formula="of:=[.D13]*[.$B$4]" office:value-type="float" office:value="5233.47843292442">
            <text:p>5233,4784329244</text:p>
          </table:table-cell>
          <table:table-cell table:formula="of:=[.E13]*[.D13]" office:value-type="float" office:value="5177.56077653781">
            <text:p>5177,5607765378</text:p>
          </table:table-cell>
          <table:table-cell table:formula="of:=[.I13]/[.H13]" office:value-type="float" office:value="0.989315393747527">
            <text:p>0,9893153937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formula="of:=[.$B$1]*([.$B$2]/[.A14])" office:value-type="float" office:value="0.03375">
            <text:p>0,03375</text:p>
          </table:table-cell>
          <table:table-cell table:formula="of:=(2*[.B14])+[.$B$3]" office:value-type="float" office:value="10.0675">
            <text:p>10,0675</text:p>
          </table:table-cell>
          <table:table-cell table:formula="of:=[.$B$4]/[.C14]" office:value-type="float" office:value="22.8457909113484">
            <text:p>22,8457909113</text:p>
          </table:table-cell>
          <table:table-cell table:formula="of:=-(2*[.B14]*[.D14])+[.$B$4]" office:value-type="float" office:value="228.457909113484">
            <text:p>228,4579091135</text:p>
          </table:table-cell>
          <table:table-cell table:formula="of:=[.$B$4]-[.E14]" office:value-type="float" office:value="1.54209088651601">
            <text:p>1,5420908865</text:p>
          </table:table-cell>
          <table:table-cell table:formula="of:=[.F14]/[.$B$4]" office:value-type="float" office:value="0.00670474298485221">
            <text:p>0,006704743</text:p>
          </table:table-cell>
          <table:table-cell table:formula="of:=[.D14]*[.$B$4]" office:value-type="float" office:value="5254.53190961013">
            <text:p>5254,5319096101</text:p>
          </table:table-cell>
          <table:table-cell table:formula="of:=[.E14]*[.D14]" office:value-type="float" office:value="5219.30162365049">
            <text:p>5219,3016236505</text:p>
          </table:table-cell>
          <table:table-cell table:formula="of:=[.I14]/[.H14]" office:value-type="float" office:value="0.993295257015148">
            <text:p>0,993295257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formula="of:=[.$B$1]*([.$B$2]/[.A15])" office:value-type="float" office:value="0.016875">
            <text:p>0,016875</text:p>
          </table:table-cell>
          <table:table-cell table:formula="of:=(2*[.B15])+[.$B$3]" office:value-type="float" office:value="10.03375">
            <text:p>10,03375</text:p>
          </table:table-cell>
          <table:table-cell table:formula="of:=[.$B$4]/[.C15]" office:value-type="float" office:value="22.9226361031519">
            <text:p>22,9226361032</text:p>
          </table:table-cell>
          <table:table-cell table:formula="of:=-(2*[.B15]*[.D15])+[.$B$4]" office:value-type="float" office:value="229.226361031519">
            <text:p>229,2263610315</text:p>
          </table:table-cell>
          <table:table-cell table:formula="of:=[.$B$4]-[.E15]" office:value-type="float" office:value="0.773638968481379">
            <text:p>0,7736389685</text:p>
          </table:table-cell>
          <table:table-cell table:formula="of:=[.F15]/[.$B$4]" office:value-type="float" office:value="0.00336364768904947">
            <text:p>0,0033636477</text:p>
          </table:table-cell>
          <table:table-cell table:formula="of:=[.D15]*[.$B$4]" office:value-type="float" office:value="5272.20630372493">
            <text:p>5272,2063037249</text:p>
          </table:table-cell>
          <table:table-cell table:formula="of:=[.E15]*[.D15]" office:value-type="float" office:value="5254.47245917521">
            <text:p>5254,4724591752</text:p>
          </table:table-cell>
          <table:table-cell table:formula="of:=[.I15]/[.H15]" office:value-type="float" office:value="0.996636352310951">
            <text:p>0,9966363523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Foglio1.T42" table:end-x="0.182cm" table:end-y="0.286cm" draw:z-index="1" draw:style-name="gr1" draw:text-style-name="P1" svg:width="15.999cm" svg:height="8.999cm" svg:x="2.248cm" svg:y="0.32cm">
              <draw:object draw:notify-on-update-of-ranges="Foglio1.A8:Foglio1.A8 Foglio1.A9:Foglio1.A15 Foglio1.J8:Foglio1.J8 Foglio1.J9:Foglio1.J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9">29/05/2023</text:date>, <text:time>18.11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9T17:35:30.04</meta:creation-date>
    <meta:editing-duration>PT36M3S</meta:editing-duration>
    <meta:editing-cycles>13</meta:editing-cycles>
    <meta:generator>OpenOffice/4.1.11$Win32 OpenOffice.org_project/4111m1$Build-9808</meta:generator>
    <dc:date>2023-05-29T18:11:35.66</dc:date>
    <meta:document-statistic meta:table-count="3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3.176cm" svg:y="4.191cm" style:legend-expansion="high" chart:style-name="ch2"/>
        <chart:plot-area chart:style-name="ch3" table:cell-range-address="Foglio1.A8:Foglio1.A15 Foglio1.G8:Foglio1.G15" chart:data-source-has-labels="row" svg:x="1.357cm" svg:y="0.855cm" svg:width="11.181cm" svg:height="6.964cm">
          <chartooo:coordinate-region svg:x="2.269cm" svg:y="1.067cm" svg:width="10.082cm" svg:height="6.079cm"/>
          <chart:axis chart:dimension="x" chart:name="primary-x" chart:style-name="ch4">
            <chart:title svg:x="6.308cm" svg:y="8cm" chart:style-name="ch5">
              <text:p>Sezione</text:p>
            </chart:title>
          </chart:axis>
          <chart:axis chart:dimension="y" chart:name="primary-y" chart:style-name="ch4">
            <chart:title svg:x="0.451cm" svg:y="6.67cm" chart:style-name="ch6">
              <text:p>Caduta di tensione percentuale</text:p>
            </chart:title>
            <chart:grid chart:style-name="ch7" chart:class="major"/>
          </chart:axis>
          <chart:series chart:style-name="ch8" chart:values-cell-range-address="Foglio1.G9:Foglio1.G15" chart:label-cell-address="Foglio1.G8:Foglio1.G8" chart:class="chart:scatter">
            <chart:domain table:cell-range-address="Foglio1.A9:Foglio1.A15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elta V%</text:p>
                <draw:g>
                  <svg:desc>Foglio1.G8:Foglio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oglio1.A9:Foglio1.A15</svg:desc>
                </draw:g>
              </table:table-cell>
              <table:table-cell office:value-type="float" office:value="0.177631578947368">
                <text:p>0.177631578947368</text:p>
                <draw:g>
                  <svg:desc>Foglio1.G9:Foglio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671641791044776">
                <text:p>0.0671641791044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0414110429447853">
                <text:p>0.0414110429447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62901655306718">
                <text:p>0.0262901655306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06846062524733">
                <text:p>0.0106846062524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0670474298485221">
                <text:p>0.00670474298485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336364768904947">
                <text:p>0.0033636476890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27cm" svg:y="4.188cm" style:legend-expansion="high" chart:style-name="ch2"/>
        <chart:plot-area chart:style-name="ch3" table:cell-range-address="Foglio1.A8:Foglio1.A15 Foglio1.J8:Foglio1.J15" chart:data-source-has-labels="row" svg:x="1.358cm" svg:y="0.855cm" svg:width="12.129cm" svg:height="6.957cm">
          <chartooo:coordinate-region svg:x="2.085cm" svg:y="1.068cm" svg:width="11.215cm" svg:height="6.071cm"/>
          <chart:axis chart:dimension="x" chart:name="primary-x" chart:style-name="ch4">
            <chart:title svg:x="6.783cm" svg:y="7.993cm" chart:style-name="ch5">
              <text:p>Sezione</text:p>
            </chart:title>
          </chart:axis>
          <chart:axis chart:dimension="y" chart:name="primary-y" chart:style-name="ch4">
            <chart:title svg:x="0.451cm" svg:y="5.29cm" chart:style-name="ch6">
              <text:p>Rendimento</text:p>
            </chart:title>
            <chart:grid chart:style-name="ch7" chart:class="major"/>
          </chart:axis>
          <chart:series chart:style-name="ch8" chart:values-cell-range-address="Foglio1.J9:Foglio1.J15" chart:label-cell-address="Foglio1.J8:Foglio1.J8" chart:class="chart:scatter">
            <chart:domain table:cell-range-address="Foglio1.A9:Foglio1.A15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Eta</text:p>
                <draw:g>
                  <svg:desc>Foglio1.J8:Foglio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oglio1.A9:Foglio1.A15</svg:desc>
                </draw:g>
              </table:table-cell>
              <table:table-cell office:value-type="float" office:value="0.822368421052632">
                <text:p>0.822368421052632</text:p>
                <draw:g>
                  <svg:desc>Foglio1.J9:Foglio1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932835820895522">
                <text:p>0.932835820895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958588957055215">
                <text:p>0.95858895705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3709834469328">
                <text:p>0.973709834469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989315393747527">
                <text:p>0.989315393747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996636352310951">
                <text:p>0.996636352310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